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D9D9D9"/>
      <style:text-properties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4.445cm"/>
    </style:style>
    <style:style style:name="co2" style:family="table-column">
      <style:table-column-properties fo:break-before="auto" style:column-width="9.78958333333333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8.25pt" style:use-optimal-row-height="true" fo:break-before="auto"/>
    </style:style>
    <style:style style:name="ro3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mpedido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nstitución</text:p>
          </table:table-cell>
          <table:table-cell office:value-type="string" table:style-name="ce3">
            <text:p>Minsterio del Trabajo</text:p>
          </table:table-cell>
          <table:table-cell table:number-columns-repeated="16382"/>
        </table:table-row>
        <table:table-row table:style-name="ro1">
          <table:table-cell office:value-type="string" table:style-name="ce2">
            <office:annotation draw:style-name="a0" svg:x="2.625in" svg:y="0.09375in" svg:width="1.5in" svg:height="0.822916666666667in">
              <dc:creator>JP</dc:creator>
              <text:p><text:span text:style-name="T1">JP:</text:span><text:span text:style-name="T2"/></text:p>
              <text:p><text:span text:style-name="T2">Código de este Documento</text:span></text:p>
            </office:annotation>
            <text:p>Identificador</text:p>
          </table:table-cell>
          <table:table-cell office:value-type="string" table:style-name="ce3">
            <text:p>DD-04-2021Agosto</text:p>
          </table:table-cell>
          <table:table-cell table:number-columns-repeated="16382"/>
        </table:table-row>
        <table:table-row table:style-name="ro1">
          <table:table-cell office:value-type="string" table:style-name="ce2">
            <office:annotation draw:style-name="a1" svg:x="2.625in" svg:y="0.291666666666667in" svg:width="1.5in" svg:height="0.822916666666667in">
              <dc:creator>JP</dc:creator>
              <text:p><text:span text:style-name="T1">JP:</text:span><text:span text:style-name="T2"/></text:p>
              <text:p><text:span text:style-name="T2">Nombre del archivo de datos</text:span></text:p>
            </office:annotation>
            <text:p>Documento Referencia</text:p>
          </table:table-cell>
          <table:table-cell office:value-type="string" table:style-name="ce3">
            <text:p>MDT_Impedidosparaejercercargospúblicos_2021Agosto</text:p>
          </table:table-cell>
          <table:table-cell table:number-columns-repeated="16382"/>
        </table:table-row>
        <table:table-row table:style-name="ro1">
          <table:table-cell office:value-type="string" table:style-name="ce2">
            <office:annotation draw:style-name="a2" svg:x="2.625in" svg:y="0.510416666666667in" svg:width="1.5in" svg:height="0.822916666666667in">
              <dc:creator>JP</dc:creator>
              <text:p><text:span text:style-name="T1">JP:</text:span><text:span text:style-name="T2"/></text:p>
              <text:p><text:span text:style-name="T2">Nombre o título del Conjunto de Datos</text:span></text:p>
            </office:annotation>
            <text:p>Nombre</text:p>
          </table:table-cell>
          <table:table-cell office:value-type="string" table:style-name="ce3">
            <text:p>Impedidos para ejercer cargos públicos</text:p>
          </table:table-cell>
          <table:table-cell table:number-columns-repeated="16382"/>
        </table:table-row>
        <table:table-row table:style-name="ro2">
          <table:table-cell office:value-type="string" table:style-name="ce2">
            <office:annotation draw:style-name="a3" svg:x="2.625in" svg:y="0.854166666666667in" svg:width="1.5in" svg:height="0.822916666666667in">
              <dc:creator>JP</dc:creator>
              <text:p><text:span text:style-name="T1">JP:</text:span><text:span text:style-name="T2"/></text:p>
              <text:p><text:span text:style-name="T2">Descripción del Conjunto de Datos</text:span></text:p>
            </office:annotation>
            <text:p>Descripción</text:p>
          </table:table-cell>
          <table:table-cell office:value-type="string" table:style-name="ce3">
            <text:p>Número de registro de impedimentos para ejercer cargo públicos registrados en el Sistema de Impedimentos administrado por el Ministerio del Trabajo.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Nombre del campo</text:p>
          </table:table-cell>
          <table:table-cell office:value-type="string" table:style-name="ce4">
            <text:p>Descripción del camp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Año Registro</text:p>
          </table:table-cell>
          <table:table-cell office:value-type="string" table:style-name="ce3">
            <text:p>Año en el que se llevó a cabo el Registro del Impedimento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Tipo Impedimento</text:p>
          </table:table-cell>
          <table:table-cell office:value-type="string" table:style-name="ce3">
            <text:p>Registro de impedimentos para ejercer cargo público que a la fecha de corte del reporte se encuentran en el sistema de impedimentos.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No Registros</text:p>
          </table:table-cell>
          <table:table-cell office:value-type="string" table:style-name="ce3">
            <text:p>Corresponde al número de registros que constan en el sistema de impedimentos que administra el Ministerio del Trabajo</text:p>
          </table:table-cell>
          <table:table-cell table:number-columns-repeated="16382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P</meta:initial-creator>
    <dc:creator>PPATINO</dc:creator>
    <meta:creation-date>2020-12-02T16:57:00Z</meta:creation-date>
    <dc:date>2021-10-25T21:15:16Z</dc:date>
    <meta:print-date>2021-08-23T15:39:15Z</meta:print-date>
  </office:meta>
</office:document-meta>
</file>